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content.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dash" draw:stroke-dash="_32__20_Dots_20_1_20_Dash" svg:stroke-color="#8f187c" draw:marker-end="Symmetric_20_Arrow" draw:fill="solid" draw:fill-color="#ffffff"/>
    </style:style>
    <style:style style:name="gr3" style:family="graphic" style:parent-style-name="standard">
      <style:graphic-properties draw:stroke="solid" svg:stroke-width="0.035cm" svg:stroke-color="#ff0000" draw:stroke-linejoin="miter" svg:stroke-linecap="butt" draw:fill="solid" draw:fill-color="#ff0000" fo:padding-top="0.017cm" fo:padding-bottom="0.017cm" fo:padding-left="0.017cm" fo:padding-right="0.017cm"/>
    </style:style>
    <style:style style:name="gr4" style:family="graphic" style:parent-style-name="standard">
      <style:graphic-properties draw:stroke="solid" svg:stroke-width="0.035cm" svg:stroke-color="#6495ed" draw:stroke-linejoin="miter" svg:stroke-linecap="butt" draw:fill="solid" draw:fill-color="#6495ed" fo:padding-top="0.017cm" fo:padding-bottom="0.017cm" fo:padding-left="0.017cm" fo:padding-right="0.017cm"/>
    </style:style>
    <style:style style:name="gr5" style:family="graphic" style:parent-style-name="standard">
      <style:graphic-properties draw:stroke="solid" svg:stroke-width="0.035cm" svg:stroke-color="#9acd32" draw:stroke-linejoin="miter" svg:stroke-linecap="butt" draw:fill="solid" draw:fill-color="#9acd32" fo:padding-top="0.017cm" fo:padding-bottom="0.017cm" fo:padding-left="0.017cm" fo:padding-right="0.017cm"/>
    </style:style>
    <style:style style:name="gr6" style:family="graphic" style:parent-style-name="standard">
      <style:graphic-properties draw:stroke="solid" svg:stroke-width="0.052cm" svg:stroke-color="#696969"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6495ed"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52cm" svg:stroke-color="#9acd32"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svg:stroke-color="#faa61a" draw:fill-color="#faa61a" draw:textarea-horizontal-align="justify" draw:textarea-vertical-align="middle" draw:auto-grow-height="false" fo:min-height="0.284cm" fo:min-width="0.354cm"/>
    </style:style>
    <style:style style:name="gr11" style:family="graphic" style:parent-style-name="objectwithoutfill">
      <style:graphic-properties svg:stroke-width="0.053cm" svg:stroke-color="#8f187c" draw:marker-start-width="0.279cm" draw:marker-end="Symmetric_20_Arrow" draw:marker-end-width="0.5cm" draw:fill="none" draw:textarea-horizontal-align="center" draw:textarea-vertical-align="middle" fo:padding-top="0.026cm" fo:padding-bottom="0.026cm" fo:padding-left="0.026cm" fo:padding-right="0.026cm"/>
    </style:style>
    <style:style style:name="gr12" style:family="graphic" style:parent-style-name="standard">
      <style:graphic-properties svg:stroke-color="#512480" draw:fill-color="#491d74" draw:textarea-horizontal-align="justify" draw:textarea-vertical-align="middle" draw:auto-grow-height="false" fo:min-height="0.354cm" fo:min-width="0.354cm"/>
    </style:style>
    <style:style style:name="gr13" style:family="graphic" style:parent-style-name="objectwithoutfill">
      <style:graphic-properties svg:stroke-width="0.053cm" svg:stroke-color="#f04e4d" draw:marker-start-width="0.279cm" draw:marker-end="Symmetric_20_Arrow" draw:marker-end-width="0.5cm" draw:fill="none" draw:textarea-horizontal-align="center" draw:textarea-vertical-align="middle" fo:padding-top="0.026cm" fo:padding-bottom="0.026cm" fo:padding-left="0.026cm" fo:padding-right="0.026cm"/>
    </style:style>
    <style:style style:name="gr14" style:family="graphic" style:parent-style-name="objectwithoutfill">
      <style:graphic-properties draw:stroke="dash" draw:stroke-dash="Fine_20_Dashed" svg:stroke-width="0.028cm" svg:stroke-color="#5e8ac7" draw:marker-start-width="0.242cm" draw:marker-end="Symmetric_20_Arrow" draw:marker-end-width="0.242cm" draw:fill="none" draw:textarea-horizontal-align="center" draw:textarea-vertical-align="middle" fo:padding-top="0.014cm" fo:padding-bottom="0.014cm" fo:padding-left="0.014cm" fo:padding-right="0.014cm"/>
    </style:style>
    <style:style style:name="gr15" style:family="graphic" style:parent-style-name="objectwithoutfill">
      <style:graphic-properties draw:stroke="dash" draw:stroke-dash="Fine_20_Dashed" svg:stroke-width="0.028cm" svg:stroke-color="#5e8ac7" draw:marker-start="Symmetric_20_Arrow" draw:marker-start-width="0.242cm" draw:marker-end="" draw:marker-end-width="0.242cm" draw:fill="none" draw:textarea-horizontal-align="center" draw:textarea-vertical-align="middle" fo:padding-top="0.014cm" fo:padding-bottom="0.014cm" fo:padding-left="0.014cm" fo:padding-right="0.014cm"/>
    </style:style>
    <style:style style:name="gr16" style:family="graphic" style:parent-style-name="Objeto_20_sin_20_relleno_20_ni_20_línea">
      <style:graphic-properties draw:stroke="none" draw:textarea-horizontal-align="center" draw:textarea-vertical-align="middle" draw:ole-draw-aspect="1" style:protect="size"/>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6495ed"/>
    </style:style>
    <style:style style:name="P4" style:family="paragraph">
      <loext:graphic-properties draw:fill="solid" draw:fill-color="#9acd32"/>
    </style:style>
    <style:style style:name="P5" style:family="paragraph">
      <loext:graphic-properties draw:fill="none"/>
    </style:style>
    <style:style style:name="P6" style:family="paragraph">
      <loext:graphic-properties draw:fill-color="#faa61a"/>
      <style:paragraph-properties fo:text-align="center"/>
    </style:style>
    <style:style style:name="P7" style:family="paragraph">
      <loext:graphic-properties draw:fill="none"/>
      <style:paragraph-properties fo:text-align="center"/>
    </style:style>
    <style:style style:name="P8" style:family="paragraph">
      <loext:graphic-properties draw:fill-color="#491d74"/>
      <style:paragraph-properties fo:text-align="center"/>
    </style:style>
    <style:style style:name="P9" style:family="paragraph">
      <style:paragraph-properties fo:text-align="center"/>
      <style:text-properties fo:font-size="28pt" fo:font-weight="bold" style:font-size-asian="24pt" style:font-size-complex="24pt"/>
    </style:style>
  </office:automatic-styles>
  <office:body>
    <office:drawing>
      <draw:page draw:name="page1" draw:style-name="dp1" draw:master-page-name="master-page3">
        <draw:polygon draw:style-name="gr1" draw:text-style-name="P1" draw:layer="layout" svg:width="15.199cm" svg:height="12.192cm" svg:x="0cm" svg:y="-0.001cm" svg:viewBox="0 0 15200 12193" draw:points="0,12193 15200,12193 15200,0 0,0">
          <text:p/>
        </draw:polygon>
        <draw:polygon draw:style-name="gr2" draw:text-style-name="P1" draw:layer="layout" svg:width="12.598cm" svg:height="9.387cm" svg:x="2.032cm" svg:y="1.463cm" svg:viewBox="0 0 12599 9388" draw:points="0,9388 12599,9388 12599,0 0,0">
          <text:p/>
        </draw:polygon>
        <draw:polygon draw:style-name="gr3" draw:text-style-name="P2" draw:layer="layout" svg:width="0.42cm" svg:height="0.156cm" svg:x="8.121cm" svg:y="6cm" svg:viewBox="0 0 421 157" draw:points="0,157 10,109 21,89 31,75 42,64 53,54 64,46 74,39 85,32 95,27 106,22 116,18 127,14 137,11 148,8 158,5 169,3 179,2 190,1 200,0 211,0 221,0 232,1 242,2 253,3 263,5 274,8 284,11 295,14 305,18 316,22 326,27 337,32 347,39 358,46 368,54 379,64 389,75 400,89 410,109 421,157">
          <text:p/>
        </draw:polygon>
        <draw:polygon draw:style-name="gr3" draw:text-style-name="P2" draw:layer="layout" svg:width="0.42cm" svg:height="0.157cm" svg:x="8.121cm" svg:y="6.156cm" svg:viewBox="0 0 421 158" draw:points="0,0 10,50 21,70 31,84 42,95 53,105 64,113 74,120 85,127 95,132 106,137 116,141 127,145 137,148 148,151 158,153 169,155 179,156 190,157 200,158 211,158 221,158 232,157 242,156 253,155 263,153 274,151 284,148 295,145 305,141 316,137 326,132 337,127 347,120 358,113 368,105 379,95 389,84 400,70 410,50 421,0">
          <text:p/>
        </draw:polygon>
        <draw:polygon draw:style-name="gr4" draw:text-style-name="P3" draw:layer="layout" svg:width="0.483cm" svg:height="0.36cm" svg:x="9.374cm" svg:y="5.019cm" svg:viewBox="0 0 484 361" draw:points="484,0 224,361 113,278 7,356 6,356 112,278 0,195">
          <text:p/>
        </draw:polygon>
        <draw:polygon draw:style-name="gr4" draw:text-style-name="P3" draw:layer="layout" svg:width="0.482cm" svg:height="0.359cm" svg:x="11.474cm" svg:y="3.455cm" svg:viewBox="0 0 483 360" draw:points="483,0 223,360 112,277 7,356 6,355 111,276 0,193">
          <text:p/>
        </draw:polygon>
        <draw:polygon draw:style-name="gr4" draw:text-style-name="P3" draw:layer="layout" svg:width="0.482cm" svg:height="0.36cm" svg:x="6.805cm" svg:y="6.934cm" svg:viewBox="0 0 483 361" draw:points="0,361 260,0 371,84 476,5 477,5 372,84 483,167">
          <text:p/>
        </draw:polygon>
        <draw:polygon draw:style-name="gr4" draw:text-style-name="P3" draw:layer="layout" svg:width="0.482cm" svg:height="0.359cm" svg:x="4.705cm" svg:y="8.499cm" svg:viewBox="0 0 483 360" draw:points="0,360 260,0 372,82 477,4 477,5 372,83 483,166">
          <text:p/>
        </draw:polygon>
        <draw:polygon draw:style-name="gr5" draw:text-style-name="P4" draw:layer="layout" svg:width="0.483cm" svg:height="0.36cm" svg:x="7.274cm" svg:y="5.369cm" svg:viewBox="0 0 484 361" draw:points="484,361 0,166 111,84 6,5 7,5 112,83 224,0">
          <text:p/>
        </draw:polygon>
        <draw:polygon draw:style-name="gr5" draw:text-style-name="P4" draw:layer="layout" svg:width="0.482cm" svg:height="0.359cm" svg:x="5.175cm" svg:y="3.805cm" svg:viewBox="0 0 483 360" draw:points="483,360 0,166 111,83 6,5 6,4 111,82 222,0">
          <text:p/>
        </draw:polygon>
        <draw:polygon draw:style-name="gr5" draw:text-style-name="P4" draw:layer="layout" svg:width="0.483cm" svg:height="0.36cm" svg:x="8.904cm" svg:y="6.584cm" svg:viewBox="0 0 484 361" draw:points="0,0 484,195 373,277 478,356 477,356 372,278 261,361">
          <text:p/>
        </draw:polygon>
        <draw:polygon draw:style-name="gr5" draw:text-style-name="P4" draw:layer="layout" svg:width="0.483cm" svg:height="0.359cm" svg:x="11.004cm" svg:y="8.149cm" svg:viewBox="0 0 484 360" draw:points="0,0 484,193 373,276 478,355 477,356 372,276 260,360">
          <text:p/>
        </draw:polygon>
        <draw:line draw:style-name="gr6" draw:text-style-name="P5" draw:layer="layout" svg:x1="8.3cm" svg:y1="10.8cm" svg:x2="8.3cm" svg:y2="1.5cm">
          <text:p/>
        </draw:line>
        <draw:line draw:style-name="gr6" draw:text-style-name="P5" draw:layer="layout" svg:x1="2cm" svg:y1="6.1cm" svg:x2="14.6cm" svg:y2="6.2cm">
          <text:p/>
        </draw:line>
        <draw:polyline draw:style-name="gr7" draw:text-style-name="P5" draw:layer="layout" svg:width="12.499cm" svg:height="9.299cm" svg:x="2.1cm" svg:y="1.5cm" svg:viewBox="0 0 12500 9300" draw:points="0,9300 619,8840 1434,8233 2248,7627 3063,7021 3878,6415 4693,5809 5507,5203 6323,4596 7138,3989 7952,3384 8767,2778 9581,2171 10396,1565 11211,959 12026,353 12500,0">
          <text:p/>
        </draw:polyline>
        <draw:polyline draw:style-name="gr8" draw:text-style-name="P5" draw:layer="layout" svg:width="12.499cm" svg:height="9.299cm" svg:x="2.1cm" svg:y="1.5cm" svg:viewBox="0 0 12500 9300" draw:points="12500,9300 12031,8951 11224,8350 10417,7751 9611,7151 8804,6550 7997,5950 7191,5351 6385,4750 5577,4150 4771,3550 3964,2950 3157,2349 2351,1750 1545,1150 738,549 0,0">
          <text:p/>
        </draw:polyline>
        <draw:line draw:style-name="gr9" draw:text-style-name="P5" draw:layer="layout" svg:x1="2.032cm" svg:y1="10.85cm" svg:x2="2.032cm" svg:y2="1.463cm">
          <text:p/>
        </draw:line>
        <draw:line draw:style-name="gr9" draw:text-style-name="P5" draw:layer="layout" svg:x1="14.63cm" svg:y1="10.85cm" svg:x2="14.63cm" svg:y2="1.463cm">
          <text:p/>
        </draw:line>
        <draw:line draw:style-name="gr9" draw:text-style-name="P5" draw:layer="layout" svg:x1="2.032cm" svg:y1="10.85cm" svg:x2="14.63cm" svg:y2="10.85cm">
          <text:p/>
        </draw:line>
        <draw:line draw:style-name="gr9" draw:text-style-name="P5" draw:layer="layout" svg:x1="2.032cm" svg:y1="1.463cm" svg:x2="14.63cm" svg:y2="1.463cm">
          <text:p/>
        </draw:line>
        <draw:custom-shape draw:style-name="gr10" draw:text-style-name="P6" draw:layer="layout" svg:width="0.5cm" svg:height="0.4cm" svg:x="4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7" draw:layer="layout" svg:width="2.171cm" svg:height="1.392cm" draw:transform="rotate (-0.0499164166070378) translate (4.5cm 2.9cm)" svg:viewBox="0 0 2172 1393" svg:d="M0 0c2002 0 2172 1393 2172 1393">
          <text:p/>
        </draw:path>
        <draw:custom-shape draw:style-name="gr10" draw:text-style-name="P6" draw:layer="layout" svg:width="0.5cm" svg:height="0.4cm" svg:x="6.3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5cm" svg:height="0.5cm" svg:x="10.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5cm" svg:height="0.5cm" svg:x="12.8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 draw:text-style-name="P7" draw:layer="layout" svg:width="2.088cm" svg:height="1.263cm" draw:transform="rotate (0.066497044500984) translate (11.0160090191435cm 3.63878386211568cm)" svg:viewBox="0 0 2089 1264" svg:d="M0 1264c1503 0 2089-1264 2089-1264">
          <text:p/>
        </draw:path>
        <draw:path draw:style-name="gr14" draw:text-style-name="P7" draw:layer="layout" svg:width="4.345cm" svg:height="4.298cm" draw:transform="rotate (-0.740717734546393) translate (2.60000001146244cm 3.09999998746461cm)" svg:viewBox="0 0 4346 4299" svg:d="M0 0c4742 0 4338 4299 4338 4299">
          <text:p/>
        </draw:path>
        <draw:path draw:style-name="gr15" draw:text-style-name="P7" draw:layer="layout" svg:width="4.346cm" svg:height="4.298cm" draw:transform="rotate (0.740892267471593) translate (10.692430315269cm 6.03405044090594cm)" svg:viewBox="0 0 4347 4299" svg:d="M4347 0c-4742-1-4338 4299-4338 4299">
          <text:p/>
        </draw:path>
        <draw:path draw:style-name="gr15" draw:text-style-name="P7" draw:layer="layout" svg:width="4.346cm" svg:height="4.298cm" draw:transform="rotate (0.740892267471593) translate (10.685430315269cm 6.04105044090594cm)" svg:viewBox="0 0 4347 4299" svg:d="M4347 0c-4742-1-4338 4299-4338 4299">
          <text:p/>
        </draw:path>
        <draw:path draw:style-name="gr15" draw:text-style-name="P7" draw:layer="layout" svg:width="4.346cm" svg:height="4.298cm" draw:transform="rotate (0.785398163397448) translate (5.29956435534357cm 9.7982577428422cm)" svg:viewBox="0 0 4347 4299" svg:d="M0 0c4742-1 4339 4299 4339 4299">
          <text:p/>
        </draw:path>
        <draw:path draw:style-name="gr15" draw:text-style-name="P7" draw:layer="layout" svg:width="4.346cm" svg:height="4.298cm" draw:transform="rotate (-2.35619449019235) translate (11.5534356446564cm 1.7607422571578cm)" svg:viewBox="0 0 4347 4299" svg:d="M0 0c4742-1 4339 4299 4339 4299">
          <text:p/>
        </draw:path>
        <draw:frame draw:style-name="gr16" draw:text-style-name="P9" draw:layer="layout" svg:width="0.551cm" svg:height="0.604cm" svg:x="5.285cm" svg:y="3.171cm">
          <draw:object xlink:href="./Object 1" xlink:type="simple" xlink:show="embed" xlink:actuate="onLoad">
            <loext:p/>
          </draw:object>
          <draw:image xlink:href="./ObjectReplacements/Object 1" xlink:type="simple" xlink:show="embed" xlink:actuate="onLoad"/>
        </draw:frame>
        <draw:frame draw:style-name="gr16" draw:text-style-name="P9" draw:layer="layout" svg:width="0.543cm" svg:height="0.528cm" svg:x="11.757cm" svg:y="3.872cm">
          <draw:object xlink:href="./Object 2" xlink:type="simple" xlink:show="embed" xlink:actuate="onLoad">
            <loext:p/>
          </draw:object>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svg:stroke-color="#3465a4"/>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2-15T00:03:41.571633052</dc:date>
    <meta:editing-duration>PT10H55M7S</meta:editing-duration>
    <meta:editing-cycles>2</meta:editing-cycles>
    <meta:generator>LibreOffice/6.0.6.2$Linux_X86_64 LibreOffice_project/00m0$Build-2</meta:generator>
    <meta:document-statistic meta:object-count="33"/>
  </office:meta>
</office:document-meta>
</file>

<file path=Object 1/content.xml><?xml version="1.0" encoding="utf-8"?>
<math xmlns="http://www.w3.org/1998/Math/MathML" display="block">
  <semantics>
    <msup>
      <mi>f</mi>
      <mi>n</mi>
    </msup>
    <annotation encoding="StarMath 5.0">f^{ n }</annotation>
  </semantics>
</math>
</file>

<file path=Object 2/content.xml><?xml version="1.0" encoding="utf-8"?>
<math xmlns="http://www.w3.org/1998/Math/MathML" display="block">
  <semantics>
    <msup>
      <mi>f</mi>
      <mi>n</mi>
    </msup>
    <annotation encoding="StarMath 5.0">f^{ n }</annotation>
  </semantics>
</math>
</file>